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0e0e0" draw:fill="solid" draw:fill-color="#f5f5f5" draw:textarea-horizontal-align="justify" draw:textarea-vertical-align="top" draw:auto-grow-height="false" fo:min-height="6.216cm" fo:min-width="5.966cm"/>
      <style:paragraph-properties style:writing-mode="lr-tb"/>
    </style:style>
    <style:style style:name="gr2" style:family="graphic" style:parent-style-name="standard">
      <style:graphic-properties draw:stroke="solid" svg:stroke-color="#9fa8da" draw:fill="gradient" draw:fill-color="#ffffff" draw:fill-gradient-name="Gradient_20_3" draw:gradient-step-count="0" draw:textarea-vertical-align="middle" fo:min-height="0.639cm"/>
      <style:paragraph-properties style:writing-mode="lr-tb"/>
    </style:style>
    <style:style style:name="gr3" style:family="graphic" style:parent-style-name="standard">
      <style:graphic-properties svg:stroke-color="#e0e0e0" draw:fill="solid" draw:fill-color="#f5f5f5" draw:textarea-horizontal-align="justify" draw:textarea-vertical-align="bottom" draw:auto-grow-height="false" fo:min-height="6.216cm" fo:min-width="5.966cm"/>
      <style:paragraph-properties style:writing-mode="lr-tb"/>
    </style:style>
    <style:style style:name="gr4" style:family="graphic" style:parent-style-name="standard">
      <style:graphic-properties svg:stroke-width="0.053cm" svg:stroke-color="#9fa8da" draw:marker-start="Arrow" draw:marker-start-width="0.279cm" draw:marker-end="" draw:marker-end-width="0.279cm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solid" svg:stroke-color="#a5d6a7" draw:fill="gradient" draw:fill-color="#ffffff" draw:fill-gradient-name="Gradient_20_13" draw:gradient-step-count="0" draw:textarea-vertical-align="middle" fo:min-height="0.949cm"/>
      <style:paragraph-properties style:writing-mode="lr-tb"/>
    </style:style>
    <style:style style:name="gr6" style:family="graphic" style:parent-style-name="standard">
      <style:graphic-properties draw:stroke="solid" svg:stroke-color="#d4e157" draw:fill="gradient" draw:fill-color="#ffffff" draw:fill-gradient-name="Gradient_20_18" draw:gradient-step-count="0" draw:textarea-vertical-align="middle" fo:min-height="0.949cm"/>
      <style:paragraph-properties style:writing-mode="lr-tb"/>
    </style:style>
    <style:style style:name="gr7" style:family="graphic" style:parent-style-name="standard">
      <style:graphic-properties draw:stroke="solid" svg:stroke-color="#80deea" draw:fill="gradient" draw:fill-color="#ffffff" draw:fill-gradient-name="Gradient_20_22" draw:gradient-step-count="0" draw:textarea-vertical-align="middle" fo:min-height="0.949cm"/>
      <style:paragraph-properties style:writing-mode="lr-tb"/>
    </style:style>
    <style:style style:name="gr8" style:family="graphic" style:parent-style-name="standard">
      <style:graphic-properties svg:stroke-width="0.053cm" svg:stroke-color="#26c6da" draw:marker-start-width="0.279cm" draw:marker-end="Arrow" draw:marker-end-width="0.279cm" draw:textarea-vertical-align="middle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svg:stroke-color="#afb42b" draw:marker-start="Arrow" draw:marker-start-width="0.279cm" draw:marker-end="" draw:marker-end-width="0.279cm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solid" svg:stroke-color="#80deea" svg:stroke-opacity="1%" draw:fill="solid" draw:fill-color="#ffffff" draw:gradient-step-count="0" draw:opacity="0%" draw:opacity-name="" draw:textarea-vertical-align="middle" fo:min-height="0.949cm"/>
      <style:paragraph-properties style:writing-mode="lr-tb"/>
    </style:style>
    <style:style style:name="P1" style:family="paragraph">
      <style:paragraph-properties fo:text-align="center" style:writing-mode="lr-tb"/>
      <style:text-properties fo:font-size="14pt" style:font-size-asian="14pt" style:font-size-complex="14pt"/>
    </style:style>
    <style:style style:name="P2" style:family="paragraph">
      <loext:graphic-properties draw:fill="solid" draw:fill-color="#f5f5f5"/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gradient" draw:fill-color="#ffffff" draw:fill-gradient-name="Gradient_20_3" draw:gradient-step-count="0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gradient" draw:fill-color="#ffffff" draw:fill-gradient-name="Gradient_20_13" draw:gradient-step-count="0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gradient" draw:fill-color="#ffffff" draw:fill-gradient-name="Gradient_20_18" draw:gradient-step-count="0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="gradient" draw:fill-color="#ffffff" draw:fill-gradient-name="Gradient_20_22" draw:gradient-step-count="0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loext:graphic-properties draw:fill="solid" draw:fill-color="#ffffff" draw:gradient-step-count="0" draw:opacity="0%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144cm" svg:height="9.144cm" svg:x="8.714cm" svg:y="2.397cm">
          <text:p text:style-name="P1"><text:span text:style-name="T1">eu-west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xml:id="id2" draw:id="id2" draw:layer="layout" svg:width="3.302cm" svg:height="0.889cm" svg:x="13.54cm" svg:y="8.62cm">
          <draw:text-box draw:corner-radius="0.152cm">
            <text:p text:style-name="P3"><text:span text:style-name="T2">vpn-ireland</text:span></text:p>
          </draw:text-box>
        </draw:frame>
        <draw:custom-shape draw:style-name="gr3" draw:text-style-name="P2" draw:layer="layout" svg:width="9.144cm" svg:height="9.144cm" svg:x="19.161cm" svg:y="12.938cm">
          <text:p text:style-name="P1"><text:span text:style-name="T1">ap-southeast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xml:id="id1" draw:id="id1" draw:layer="layout" svg:width="3.302cm" svg:height="0.889cm" svg:x="20.144cm" svg:y="14.843cm">
          <draw:text-box draw:corner-radius="0.152cm">
            <text:p text:style-name="P3"><text:span text:style-name="T2">vpn-singapore</text:span></text:p>
          </draw:text-box>
        </draw:frame>
        <draw:connector draw:style-name="gr4" draw:text-style-name="P3" draw:layer="layout" draw:type="line" svg:x1="21.795cm" svg:y1="14.843cm" svg:x2="15.191cm" svg:y2="9.509cm" draw:start-shape="id1" draw:start-glue-point="0" draw:end-shape="id2" draw:end-glue-point="2" svg:d="M21795 14843l-6604-5334" svg:viewBox="0 0 6605 5335">
          <text:p/>
        </draw:connector>
        <draw:frame draw:style-name="gr5" draw:text-style-name="P5" draw:layer="layout" svg:width="4.572cm" svg:height="1.199cm" svg:x="12.049cm" svg:y="4.937cm">
          <draw:text-box draw:corner-radius="0.152cm">
            <text:p text:style-name="P3"><text:span text:style-name="T2">ireland-server-1</text:span></text:p>
          </draw:text-box>
        </draw:frame>
        <draw:frame draw:style-name="gr5" draw:text-style-name="P5" draw:layer="layout" svg:width="4.572cm" svg:height="1.199cm" svg:x="9.255cm" svg:y="6.77cm">
          <draw:text-box draw:corner-radius="0.152cm">
            <text:p text:style-name="P3"><text:span text:style-name="T2">ireland-server-2</text:span></text:p>
          </draw:text-box>
        </draw:frame>
        <draw:frame draw:style-name="gr6" draw:text-style-name="P6" xml:id="id4" draw:id="id4" draw:layer="layout" svg:width="4.572cm" svg:height="1.199cm" svg:x="22.209cm" svg:y="17.073cm">
          <draw:text-box draw:corner-radius="0.152cm">
            <text:p text:style-name="P3"><text:span text:style-name="T2">singapore-server-1</text:span></text:p>
          </draw:text-box>
        </draw:frame>
        <draw:frame draw:style-name="gr7" draw:text-style-name="P7" xml:id="id3" draw:id="id3" draw:layer="layout" svg:width="4.572cm" svg:height="1.199cm" svg:x="1.889cm" svg:y="7.929cm">
          <draw:text-box draw:corner-radius="0.152cm">
            <text:p text:style-name="P3"><text:span text:style-name="T2">Irish VPN client</text:span></text:p>
          </draw:text-box>
        </draw:frame>
        <draw:connector draw:style-name="gr8" draw:text-style-name="P8" draw:layer="layout" draw:type="line" svg:x1="6.461cm" svg:y1="8.528cm" svg:x2="13.54cm" svg:y2="9.064cm" draw:start-shape="id3" draw:start-glue-point="1" draw:end-shape="id2" draw:end-glue-point="3" svg:d="M6461 8528l7079 536" svg:viewBox="0 0 7080 537">
          <text:p text:style-name="P3"><text:span text:style-name="T2"/></text:p>
        </draw:connector>
        <draw:connector draw:style-name="gr9" draw:text-style-name="P3" draw:layer="layout" draw:type="line" svg:x1="24.495cm" svg:y1="17.073cm" svg:x2="21.795cm" svg:y2="15.732cm" draw:start-shape="id4" draw:start-glue-point="0" draw:end-shape="id1" draw:end-glue-point="2" svg:d="M24495 17073l-2700-1341" svg:viewBox="0 0 2701 1342">
          <text:p/>
        </draw:connector>
        <draw:frame draw:style-name="gr10" draw:text-style-name="P9" draw:layer="layout" svg:width="4.572cm" svg:height="1.199cm" svg:x="30.591cm" svg:y="5.517cm">
          <draw:text-box draw:corner-radius="0.152cm">
            <text:p text:style-name="P3"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3" draw:display-name="Gradient 13" draw:style="linear" draw:start-color="#e8f5e9" draw:end-color="#c8e6c9" draw:start-intensity="100%" draw:end-intensity="100%" draw:angle="300" draw:border="0%"/>
    <draw:gradient draw:name="Gradient_20_15" draw:display-name="Gradient 15" draw:style="linear" draw:start-color="#e3f2fd" draw:end-color="#bbdefb" draw:start-intensity="100%" draw:end-intensity="100%" draw:angle="300" draw:border="0%"/>
    <draw:gradient draw:name="Gradient_20_18" draw:display-name="Gradient 18" draw:style="linear" draw:start-color="#f9fbe7" draw:end-color="#e6ee9c" draw:start-intensity="100%" draw:end-intensity="100%" draw:angle="300" draw:border="0%"/>
    <draw:gradient draw:name="Gradient_20_20" draw:display-name="Gradient 20" draw:style="linear" draw:start-color="#ffebee" draw:end-color="#ffcdd2" draw:start-intensity="100%" draw:end-intensity="100%" draw:angle="300" draw:border="0%"/>
    <draw:gradient draw:name="Gradient_20_22" draw:display-name="Gradient 22" draw:style="linear" draw:start-color="#e0f7fa" draw:end-color="#b2ebf2" draw:start-intensity="100%" draw:end-intensity="100%" draw:angle="300" draw:border="0%"/>
    <draw:gradient draw:name="Gradient_20_3" draw:display-name="Gradient 3" draw:style="linear" draw:start-color="#e8eaf6" draw:end-color="#c5cae9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30T21:40:33.412564936</meta:creation-date>
    <dc:date>2020-05-31T21:28:04.328529622</dc:date>
    <meta:editing-duration>PT10M23S</meta:editing-duration>
    <meta:editing-cycles>3</meta:editing-cycles>
    <meta:generator>LibreOffice/6.4.4.2$Linux_X86_64 LibreOffice_project/40$Build-2</meta:generator>
    <meta:document-statistic meta:object-count="12"/>
  </office:meta>
</office:document-meta>
</file>